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/>
      <style:text-properties fo:font-size="6pt" style:font-size-asian="6pt"/>
    </style:style>
    <style:style style:name="P2" style:parent-style-name="Standard" style:family="paragraph">
      <style:paragraph-properties fo:margin-bottom="0in"/>
      <style:text-properties fo:font-size="6pt" style:font-size-asian="6pt"/>
    </style:style>
    <style:style style:name="P3" style:parent-style-name="Standard" style:family="paragraph">
      <style:paragraph-properties fo:margin-bottom="0in"/>
      <style:text-properties fo:font-size="6pt" style:font-size-asian="6pt"/>
    </style:style>
    <style:style style:name="P4" style:parent-style-name="Standard" style:family="paragraph">
      <style:paragraph-properties fo:margin-bottom="0in"/>
      <style:text-properties fo:font-size="6pt" style:font-size-asian="6pt"/>
    </style:style>
    <style:style style:name="P5" style:parent-style-name="Standard" style:family="paragraph">
      <style:paragraph-properties fo:margin-bottom="0in"/>
      <style:text-properties fo:font-size="6pt" style:font-size-asian="6pt"/>
    </style:style>
    <style:style style:name="P6" style:parent-style-name="Standard" style:family="paragraph">
      <style:paragraph-properties fo:margin-bottom="0in"/>
      <style:text-properties fo:font-size="6pt" style:font-size-asian="6pt"/>
    </style:style>
    <style:style style:name="P7" style:parent-style-name="Standard" style:family="paragraph">
      <style:paragraph-properties fo:margin-bottom="0in"/>
      <style:text-properties fo:font-size="6pt" style:font-size-asian="6pt"/>
    </style:style>
    <style:style style:name="P8" style:parent-style-name="Standard" style:family="paragraph">
      <style:paragraph-properties fo:margin-bottom="0in"/>
      <style:text-properties fo:font-size="6pt" style:font-size-asian="6pt"/>
    </style:style>
    <style:style style:name="P9" style:parent-style-name="Standard" style:family="paragraph">
      <style:paragraph-properties fo:margin-bottom="0in"/>
      <style:text-properties fo:font-size="6pt" style:font-size-asian="6pt"/>
    </style:style>
    <style:style style:name="P10" style:parent-style-name="Standard" style:family="paragraph">
      <style:paragraph-properties fo:margin-bottom="0in"/>
      <style:text-properties fo:font-size="6pt" style:font-size-asian="6pt"/>
    </style:style>
    <style:style style:name="TableColumn12" style:family="table-column">
      <style:table-column-properties style:column-width="3.1465in"/>
    </style:style>
    <style:style style:name="TableColumn13" style:family="table-column">
      <style:table-column-properties style:column-width="3.1465in"/>
    </style:style>
    <style:style style:name="Table11" style:family="table">
      <style:table-properties style:width="6.2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-top="0.0069in solid #000000" fo:border-left="0.0069in solid #000000" fo:border-bottom="none" fo:border-right="0.0069in solid #000000" fo:background-color="#BFBFBF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6pt" style:font-size-asian="6pt"/>
    </style:style>
    <style:style style:name="TableRow17" style:family="table-row">
      <style:table-row-properties/>
    </style:style>
    <style:style style:name="TableCell18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20" style:family="table-cell">
      <style:table-cell-properties fo:border-top="none" fo:border-left="0.0069in solid #000000" fo:border-bottom="0.0069in solid #000000" fo:border-right="0.0069in solid #000000" fo:background-color="#F2F2F2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size="6pt" style:font-size-asian="6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size="6pt" style:font-size-asian="6pt"/>
    </style:style>
    <style:style style:name="P2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size="6pt" style:font-size-asian="6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font-size="6pt" style:font-size-asian="6pt"/>
    </style:style>
    <style:style style:name="P3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ize="6pt" style:font-size-asian="6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size="6pt" style:font-size-asian="6pt"/>
    </style:style>
    <style:style style:name="P3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size="6pt" style:font-size-asian="6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size="6pt" style:font-size-asian="6pt"/>
    </style:style>
    <style:style style:name="P43" style:parent-style-name="Standard" style:family="paragraph">
      <style:paragraph-properties fo:margin-bottom="0in" fo:line-height="100%"/>
      <style:text-properties fo:font-size="6pt" style:font-size-asian="6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size="6pt" style:font-size-asian="6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6pt" style:font-size-asian="6pt"/>
    </style:style>
    <style:style style:name="P4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size="6pt" style:font-size-asian="6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size="6pt" style:font-size-asian="6pt"/>
    </style:style>
    <style:style style:name="P5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font-size="6pt" style:font-size-asian="6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font-size="6pt" style:font-size-asian="6pt"/>
    </style:style>
    <style:style style:name="P6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size="6pt" style:font-size-asian="6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size="6pt" style:font-size-asian="6pt"/>
    </style:style>
    <style:style style:name="P6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size="6pt" style:font-size-asian="6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size="6pt" style:font-size-asian="6pt"/>
    </style:style>
    <style:style style:name="P73" style:parent-style-name="Standard" style:family="paragraph">
      <style:paragraph-properties fo:margin-bottom="0in" fo:line-height="100%"/>
      <style:text-properties fo:font-size="6pt" style:font-size-asian="6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size="6pt" style:font-size-asian="6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size="6pt" style:font-size-asian="6pt"/>
    </style:style>
    <style:style style:name="P7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font-size="6pt" style:font-size-asian="6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size="6pt" style:font-size-asian="6pt"/>
    </style:style>
    <style:style style:name="P8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fo:font-size="6pt" style:font-size-asian="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font-size="6pt" style:font-size-asian="6pt"/>
    </style:style>
    <style:style style:name="P9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font-size="6pt" style:font-size-asian="6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font-size="6pt" style:font-size-asian="6pt"/>
    </style:style>
    <style:style style:name="P9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size="6pt" style:font-size-asian="6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fo:font-size="6pt" style:font-size-asian="6pt"/>
    </style:style>
    <style:style style:name="P103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fo:font-size="6pt" style:font-size-asian="6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font-size="6pt" style:font-size-asian="6pt"/>
    </style:style>
    <style:style style:name="P10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font-size="6pt" style:font-size-asian="6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size="6pt" style:font-size-asian="6pt"/>
    </style:style>
    <style:style style:name="P11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size="6pt" style:font-size-asian="6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size="6pt" style:font-size-asian="6pt"/>
    </style:style>
    <style:style style:name="P12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size="6pt" style:font-size-asian="6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fo:font-size="6pt" style:font-size-asian="6pt"/>
    </style:style>
    <style:style style:name="P12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size="6pt" style:font-size-asian="6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font-size="6pt" style:font-size-asian="6pt"/>
    </style:style>
    <style:style style:name="P133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size="6pt" style:font-size-asian="6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fo:font-size="6pt" style:font-size-asian="6pt"/>
    </style:style>
    <style:style style:name="P13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font-size="6pt" style:font-size-asian="6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font-size="6pt" style:font-size-asian="6pt"/>
    </style:style>
    <style:style style:name="P14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size="6pt" style:font-size-asian="6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fo:font-size="6pt" style:font-size-asian="6pt"/>
    </style:style>
    <style:style style:name="P15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font-size="6pt" style:font-size-asian="6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font-size="6pt" style:font-size-asian="6pt"/>
    </style:style>
    <style:style style:name="P15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fo:font-size="6pt" style:font-size-asian="6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  <style:text-properties fo:font-size="6pt" style:font-size-asian="6pt"/>
    </style:style>
    <style:style style:name="P163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fo:font-size="6pt" style:font-size-asian="6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fo:font-size="6pt" style:font-size-asian="6pt"/>
    </style:style>
    <style:style style:name="P169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size="6pt" style:font-size-asian="6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fo:font-size="6pt" style:font-size-asian="6pt"/>
    </style:style>
    <style:style style:name="P175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font-size="6pt" style:font-size-asian="6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fo:font-size="6pt" style:font-size-asian="6pt"/>
    </style:style>
    <style:style style:name="P181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  <style:text-properties fo:font-size="6pt" style:font-size-asian="6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font-size="6pt" style:font-size-asian="6pt"/>
    </style:style>
    <style:style style:name="P187" style:parent-style-name="Standard" style:family="paragraph">
      <style:paragraph-properties fo:margin-bottom="0in" fo:line-height="100%"/>
      <style:text-properties fo:font-size="6pt" style:font-size-asian="6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fo:font-size="6pt" style:font-size-asian="6pt"/>
    </style:style>
    <style:style style:name="P190" style:parent-style-name="Standard" style:family="paragraph">
      <style:paragraph-properties fo:margin-bottom="0in"/>
      <style:text-properties fo:font-size="6pt" style:font-size-asian="6pt"/>
    </style:style>
    <style:style style:name="P191" style:parent-style-name="Standard" style:family="paragraph">
      <style:paragraph-properties fo:margin-bottom="0in"/>
      <style:text-properties fo:font-size="6pt" style:font-size-asian="6pt"/>
    </style:style>
    <style:style style:name="P192" style:parent-style-name="Standard" style:family="paragraph">
      <style:paragraph-properties fo:margin-bottom="0in"/>
      <style:text-properties fo:font-size="6pt" style:font-size-asian="6pt"/>
    </style:style>
    <style:style style:name="P193" style:parent-style-name="Standard" style:family="paragraph">
      <style:paragraph-properties fo:margin-bottom="0in"/>
      <style:text-properties fo:font-size="6pt" style:font-size-asian="6pt"/>
    </style:style>
  </office:automatic-styles>
  <office:body>
    <office:text text:use-soft-page-breaks="true">
      <text:p text:style-name="P1">Protokoll zur Ideensammlung</text:p>
      <text:p text:style-name="P2">Anwesende:<text:tab/>Christina, Carlos und Janine</text:p>
      <text:p text:style-name="P3">Abwesend:<text:tab/>niemand</text:p>
      <text:p text:style-name="P4"/>
      <text:p text:style-name="P5">Protokollführer:<text:tab/>Janine<text:tab/></text:p>
      <text:p text:style-name="P6">Gruppenleitung:<text:s/><text:tab/>Christina</text:p>
      <text:p text:style-name="P7">Durchführung:<text:tab/>12.01.2019</text:p>
      <text:p text:style-name="P8">Als erstes wurde ein Brainstorming gemacht. Hierzu gaben alle Inputs.</text:p>
      <text:p text:style-name="P9">In der Mind-Map wurden die wichtigsten Punkte aufgeführt. Grundsätzlich waren wir bei allen Punkten einverstanden. Ausnahme war die Weiterverwendung von Geräten. Christina und Ich empfanden dies als irrelevant zum Thema Recycling.<text:s/></text:p>
      <text:p text:style-name="P10">Untenstehend wurden alle Punkte protokoliert. <text:s/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2">
            <text:p text:style-name="P16">Brainstorming</text:p>
          </table:table-cell>
          <table:covered-table-cell/>
        </table:table-row>
        <table:table-row table:style-name="TableRow17">
          <table:table-cell table:style-name="TableCell18">
            <text:p text:style-name="P19">Begriff</text:p>
          </table:table-cell>
          <table:table-cell table:style-name="TableCell20">
            <text:p text:style-name="P21">Besprochenes</text:p>
          </table:table-cell>
        </table:table-row>
        <table:table-row table:style-name="TableRow22">
          <table:table-cell table:style-name="TableCell23">
            <text:p text:style-name="P24">Arbeitsbedingungen</text:p>
            <text:p text:style-name="P25">Input von Janine</text:p>
          </table:table-cell>
          <table:table-cell table:style-name="TableCell26">
            <text:p text:style-name="P27">Wir möchten mit unserem Projekt auf die Arbeitsbedingungen aufmerksam machen</text:p>
          </table:table-cell>
        </table:table-row>
        <table:table-row table:style-name="TableRow28">
          <table:table-cell table:style-name="TableCell29">
            <text:p text:style-name="P30">Back-Up’s</text:p>
            <text:p text:style-name="P31">Input von Carlos</text:p>
          </table:table-cell>
          <table:table-cell table:style-name="TableCell32">
            <text:p text:style-name="P33">Möglicherweise hindern alte Daten daran Geräte zum Recycling abzugeben.<text:s/></text:p>
          </table:table-cell>
        </table:table-row>
        <table:table-row table:style-name="TableRow34">
          <table:table-cell table:style-name="TableCell35">
            <text:p text:style-name="P36">Bauteile</text:p>
            <text:p text:style-name="P37">Input von Carlos</text:p>
          </table:table-cell>
          <table:table-cell table:style-name="TableCell38">
            <text:p text:style-name="P39">Bauteile<text:s/>die seltenen Rohstoffe<text:s/>enthalten möchten wir herausheben</text:p>
          </table:table-cell>
        </table:table-row>
        <table:table-row table:style-name="TableRow40">
          <table:table-cell table:style-name="TableCell41">
            <text:p text:style-name="P42">Geräte</text:p>
            <text:p text:style-name="P43">Input von Christina</text:p>
          </table:table-cell>
          <table:table-cell table:style-name="TableCell44">
            <text:p text:style-name="P45">Welche Geräte enthalten seltene Rohstoffe?</text:p>
          </table:table-cell>
        </table:table-row>
        <table:table-row table:style-name="TableRow46">
          <table:table-cell table:style-name="TableCell47">
            <text:p text:style-name="P48">Günstig und gefährlich</text:p>
            <text:p text:style-name="P49">Input von Carlos</text:p>
          </table:table-cell>
          <table:table-cell table:style-name="TableCell50">
            <text:p text:style-name="P51">Warum sind die Geräte so günstig und der Abbau so gefährlich?</text:p>
          </table:table-cell>
        </table:table-row>
        <table:table-row table:style-name="TableRow52">
          <table:table-cell table:style-name="TableCell53">
            <text:p text:style-name="P54">Handy</text:p>
            <text:p text:style-name="P55">Input von Christina</text:p>
          </table:table-cell>
          <table:table-cell table:style-name="TableCell56">
            <text:p text:style-name="P57">Handys sind die an den häufigsten verwendeten Elektrogeräten</text:p>
          </table:table-cell>
        </table:table-row>
        <table:table-row table:style-name="TableRow58">
          <table:table-cell table:style-name="TableCell59">
            <text:p text:style-name="P60">Hersteller</text:p>
            <text:p text:style-name="P61">Input von Christina</text:p>
          </table:table-cell>
          <table:table-cell table:style-name="TableCell62">
            <text:p text:style-name="P63">Welche Hersteller von Elektrogeräten es gibt.</text:p>
          </table:table-cell>
        </table:table-row>
        <table:table-row table:style-name="TableRow64">
          <table:table-cell table:style-name="TableCell65">
            <text:p text:style-name="P66">Herstellung</text:p>
            <text:p text:style-name="P67">Input von Janine</text:p>
          </table:table-cell>
          <table:table-cell table:style-name="TableCell68">
            <text:p text:style-name="P69">Wie werden Elektrogeräte hergestellt?</text:p>
          </table:table-cell>
        </table:table-row>
        <table:table-row table:style-name="TableRow70">
          <table:table-cell table:style-name="TableCell71">
            <text:p text:style-name="P72">Infos auf Homepage</text:p>
            <text:p text:style-name="P73">Input von Janine</text:p>
          </table:table-cell>
          <table:table-cell table:style-name="TableCell74">
            <text:p text:style-name="P75">Welche Informationen wir auf der Homepage haben möchten</text:p>
          </table:table-cell>
        </table:table-row>
        <table:table-row table:style-name="TableRow76">
          <table:table-cell table:style-name="TableCell77">
            <text:p text:style-name="P78">Laufzeit</text:p>
            <text:p text:style-name="P79">Input von Carlos</text:p>
          </table:table-cell>
          <table:table-cell table:style-name="TableCell80">
            <text:p text:style-name="P81">Die kurze Laufzeit von den Elektrogeräten</text:p>
          </table:table-cell>
        </table:table-row>
        <table:table-row table:style-name="TableRow82">
          <table:table-cell table:style-name="TableCell83">
            <text:p text:style-name="P84">Mensch</text:p>
            <text:p text:style-name="P85">Input von Janine</text:p>
          </table:table-cell>
          <table:table-cell table:style-name="TableCell86">
            <text:p text:style-name="P87">Der Aspekt des Menschen, Konsum und Herstellung.<text:s/></text:p>
          </table:table-cell>
        </table:table-row>
        <table:table-row table:style-name="TableRow88">
          <table:table-cell table:style-name="TableCell89">
            <text:p text:style-name="P90">Motivation</text:p>
            <text:p text:style-name="P91">Input von Christina</text:p>
          </table:table-cell>
          <table:table-cell table:style-name="TableCell92">
            <text:p text:style-name="P93">Die Motivation zum Recyclen von Elektrogeräten</text:p>
          </table:table-cell>
        </table:table-row>
        <table:table-row table:style-name="TableRow94">
          <table:table-cell table:style-name="TableCell95">
            <text:p text:style-name="P96">Nutzen und Funktionen der Rohstoffe</text:p>
            <text:p text:style-name="P97">Input von Janine</text:p>
          </table:table-cell>
          <table:table-cell table:style-name="TableCell98">
            <text:p text:style-name="P99">Den Nutzen und die Funktionen der Rohstoffe</text:p>
          </table:table-cell>
        </table:table-row>
        <table:table-row table:style-name="TableRow100">
          <table:table-cell table:style-name="TableCell101">
            <text:p text:style-name="P102">Recycling-Kosten</text:p>
            <text:p text:style-name="P103">Input von Carlos</text:p>
          </table:table-cell>
          <table:table-cell table:style-name="TableCell104">
            <text:p text:style-name="P105">Wie hoch die Kosten für Recycling sind</text:p>
          </table:table-cell>
        </table:table-row>
        <table:table-row table:style-name="TableRow106">
          <table:table-cell table:style-name="TableCell107">
            <text:p text:style-name="P108">Reparatur</text:p>
            <text:p text:style-name="P109">Input von Cristina</text:p>
          </table:table-cell>
          <table:table-cell table:style-name="TableCell110">
            <text:p text:style-name="P111">Ob die Geräte besser repariert werden</text:p>
          </table:table-cell>
        </table:table-row>
        <table:table-row table:style-name="TableRow112">
          <table:table-cell table:style-name="TableCell113">
            <text:p text:style-name="P114">Rohstoff Abbau</text:p>
            <text:p text:style-name="P115">Input von Christina</text:p>
          </table:table-cell>
          <table:table-cell table:style-name="TableCell116">
            <text:p text:style-name="P117">Wie die Rohstoffe abgebaut werden</text:p>
          </table:table-cell>
        </table:table-row>
        <table:table-row table:style-name="TableRow118">
          <table:table-cell table:style-name="TableCell119">
            <text:p text:style-name="P120">Rohstoffe</text:p>
            <text:p text:style-name="P121">Input von Carlos</text:p>
          </table:table-cell>
          <table:table-cell table:style-name="TableCell122">
            <text:p text:style-name="P123">Welche Rohstoffe es gibt</text:p>
          </table:table-cell>
        </table:table-row>
        <table:table-row table:style-name="TableRow124">
          <table:table-cell table:style-name="TableCell125">
            <text:p text:style-name="P126">Rohstoff Abnehmer</text:p>
            <text:p text:style-name="P127">Input von Janine</text:p>
          </table:table-cell>
          <table:table-cell table:style-name="TableCell128">
            <text:p text:style-name="P129">Wer die Rohstoffe abnimmt</text:p>
          </table:table-cell>
        </table:table-row>
        <table:table-row table:style-name="TableRow130">
          <table:table-cell table:style-name="TableCell131">
            <text:p text:style-name="P132">Rückgabegeräte</text:p>
            <text:p text:style-name="P133">Input von Christina</text:p>
          </table:table-cell>
          <table:table-cell table:style-name="TableCell134">
            <text:p text:style-name="P135">Welche Geräte zurückgegeben werden</text:p>
          </table:table-cell>
        </table:table-row>
        <table:table-row table:style-name="TableRow136">
          <table:table-cell table:style-name="TableCell137">
            <text:p text:style-name="P138">Rückgabestellen</text:p>
            <text:p text:style-name="P139">Input von Christina</text:p>
          </table:table-cell>
          <table:table-cell table:style-name="TableCell140">
            <text:p text:style-name="P141">Wo die Geräte zurückgegeben werden können</text:p>
          </table:table-cell>
        </table:table-row>
        <table:table-row table:style-name="TableRow142">
          <table:table-cell table:style-name="TableCell143">
            <text:p text:style-name="P144">Sentimentaler Wert</text:p>
            <text:p text:style-name="P145">Input von Christina</text:p>
          </table:table-cell>
          <table:table-cell table:style-name="TableCell146">
            <text:p text:style-name="P147">Geräte werden nicht zurückgegeben, weil ein sentimentaler wert besteht.<text:s/></text:p>
          </table:table-cell>
        </table:table-row>
        <table:table-row table:style-name="TableRow148">
          <table:table-cell table:style-name="TableCell149">
            <text:p text:style-name="P150">Top 5</text:p>
            <text:p text:style-name="P151">Input von Carlos</text:p>
          </table:table-cell>
          <table:table-cell table:style-name="TableCell152">
            <text:p text:style-name="P153">Die Top 5 Elektrogeräte mit enthaltenen Rohstoffen</text:p>
          </table:table-cell>
        </table:table-row>
        <table:table-row table:style-name="TableRow154">
          <table:table-cell table:style-name="TableCell155">
            <text:p text:style-name="P156">Transport</text:p>
            <text:p text:style-name="P157">Input von Carlos</text:p>
          </table:table-cell>
          <table:table-cell table:style-name="TableCell158">
            <text:p text:style-name="P159">Wie die Rohstoffe transportiert werden</text:p>
          </table:table-cell>
        </table:table-row>
        <table:table-row table:style-name="TableRow160">
          <table:table-cell table:style-name="TableCell161">
            <text:p text:style-name="P162">Umwelt</text:p>
            <text:p text:style-name="P163">Input von Janine</text:p>
          </table:table-cell>
          <table:table-cell table:style-name="TableCell164">
            <text:p text:style-name="P165">Wie die Umwelt unter dem Abbau leidet</text:p>
          </table:table-cell>
        </table:table-row>
        <table:table-row table:style-name="TableRow166">
          <table:table-cell table:style-name="TableCell167">
            <text:p text:style-name="P168">Ungenutzte Geräte</text:p>
            <text:p text:style-name="P169">Input von Janine</text:p>
          </table:table-cell>
          <table:table-cell table:style-name="TableCell170">
            <text:p text:style-name="P171">Fast alle haben Elektronische Geräte, manchmal haben sie keinen Verwendungszweck.</text:p>
          </table:table-cell>
        </table:table-row>
        <table:table-row table:style-name="TableRow172">
          <table:table-cell table:style-name="TableCell173">
            <text:p text:style-name="P174">Weiterverwendung</text:p>
            <text:p text:style-name="P175">Input von Carlos</text:p>
          </table:table-cell>
          <table:table-cell table:style-name="TableCell176">
            <text:p text:style-name="P177">Ob die Geräte anderweitig weiterverwendet werden können.<text:s/></text:p>
          </table:table-cell>
        </table:table-row>
        <table:table-row table:style-name="TableRow178">
          <table:table-cell table:style-name="TableCell179">
            <text:p text:style-name="P180">Welche Geräte, welche Rohstoffe</text:p>
            <text:p text:style-name="P181">Input von Christina</text:p>
          </table:table-cell>
          <table:table-cell table:style-name="TableCell182">
            <text:p text:style-name="P183">Welche Geräte gibt es und welche Rohstoffe sind enthalten.</text:p>
          </table:table-cell>
        </table:table-row>
        <table:table-row table:style-name="TableRow184">
          <table:table-cell table:style-name="TableCell185">
            <text:p text:style-name="P186">Zu viele Geräte</text:p>
            <text:p text:style-name="P187">Input von Carlos</text:p>
          </table:table-cell>
          <table:table-cell table:style-name="TableCell188">
            <text:p text:style-name="P189">Zahlreiche ungenutzte Geräte befinden sich in unseren Haushalten.</text:p>
          </table:table-cell>
        </table:table-row>
      </table:table>
      <text:p text:style-name="P190"/>
      <text:p text:style-name="P191"/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ine Seger</meta:initial-creator>
    <dc:creator>Janine Seger</dc:creator>
    <meta:creation-date>2019-02-01T10:43:00Z</meta:creation-date>
    <dc:date>2019-02-01T16:21:00Z</dc:date>
    <meta:template xlink:href="Normal" xlink:type="simple"/>
    <meta:editing-cycles>2</meta:editing-cycles>
    <meta:editing-duration>PT0S</meta:editing-duration>
    <meta:document-statistic meta:page-count="1" meta:paragraph-count="5" meta:word-count="397" meta:character-count="2898" meta:row-count="20" meta:non-whitespace-character-count="2506"/>
  </office:meta>
</office:document-meta>
</file>